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02cm" style:rel-column-width="568*"/>
    </style:style>
    <style:style style:name="Table1.B" style:family="table-column">
      <style:table-column-properties style:column-width="2.956cm" style:rel-column-width="1676*"/>
    </style:style>
    <style:style style:name="Table1.G" style:family="table-column">
      <style:table-column-properties style:column-width="1.217cm" style:rel-column-width="69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2">
      <style:text-properties officeooo:rsid="0003335e" officeooo:paragraph-rsid="0003335e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4b980" officeooo:paragraph-rsid="0004b980"/>
    </style:style>
    <style:style style:name="P6" style:family="paragraph" style:parent-style-name="Standard" style:list-style-name="L3">
      <style:paragraph-properties fo:line-height="115%" fo:text-align="justify" style:justify-single-word="false"/>
      <style:text-properties officeooo:rsid="0004b980" officeooo:paragraph-rsid="0004b980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10.107cm"/>
        </style:tab-stops>
      </style:paragraph-properties>
      <style:text-properties officeooo:rsid="0004b980" officeooo:paragraph-rsid="0004b980"/>
    </style:style>
    <style:style style:name="P8" style:family="paragraph" style:parent-style-name="Standard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fo:font-weight="bold" officeooo:rsid="0003335e" officeooo:paragraph-rsid="0003335e" style:font-weight-asian="bold" style:font-weight-complex="bold"/>
    </style:style>
    <style:style style:name="P10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4b980"/>
    </style:style>
    <style:style style:name="P11" style:family="paragraph" style:parent-style-name="Table_20_Contents">
      <style:paragraph-properties fo:line-height="115%" fo:text-align="justify" style:justify-single-word="false"/>
      <style:text-properties officeooo:rsid="0004b980" officeooo:paragraph-rsid="0004b980"/>
    </style:style>
    <style:style style:name="P12" style:family="paragraph" style:parent-style-name="Table_20_Contents">
      <style:paragraph-properties fo:line-height="115%" fo:text-align="justify" style:justify-single-word="false"/>
    </style:style>
    <style:style style:name="P13" style:family="paragraph" style:parent-style-name="Table_20_Contents">
      <style:paragraph-properties fo:line-height="115%" fo:text-align="justify" style:justify-single-word="false"/>
      <style:text-properties officeooo:paragraph-rsid="0004b980"/>
    </style:style>
    <style:style style:name="P14" style:family="paragraph" style:parent-style-name="Table_20_Contents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15" style:family="paragraph" style:parent-style-name="Table_20_Contents">
      <style:paragraph-properties fo:line-height="115%" fo:text-align="center" style:justify-single-word="false"/>
      <style:text-properties fo:font-weight="bold" officeooo:rsid="0004b980" officeooo:paragraph-rsid="0004b980" style:font-weight-asian="bold" style:font-weight-complex="bold"/>
    </style:style>
    <style:style style:name="T1" style:family="text">
      <style:text-properties officeooo:rsid="0004b980"/>
    </style:style>
    <style:style style:name="T2" style:family="text">
      <style:text-properties officeooo:rsid="0008172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rm PJBL 1</text:p>
      <text:p text:style-name="P3"/>
      <text:p text:style-name="P8">PENGENALAN MASALAH</text:p>
      <text:p text:style-name="P3"/>
      <text:p text:style-name="P4">Kelompok<text:tab/>:</text:p>
      <text:p text:style-name="P4">Mata Kuliah<text:tab/>: <text:span text:style-name="T1">Kecerdasan Buatan</text:span></text:p>
      <text:p text:style-name="P4">Tanggal<text:tab/>:</text:p>
      <text:p text:style-name="P4">Topik<text:tab/>:</text:p>
      <text:p text:style-name="P3"/>
      <text:p text:style-name="P3">Nama-nama Anggota Kelompok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list text:style-name="L1">
              <text:list-item>
                <text:p text:style-name="P10"><text:s/></text:p>
              </text:list-item>
              <text:list-item>
                <text:p text:style-name="P10"><text:s/></text:p>
              </text:list-item>
              <text:list-item>
                <text:p text:style-name="P10"><text:s/></text:p>
              </text:list-item>
              <text:list-item>
                <text:p text:style-name="P10"/>
              </text:list-item>
            </text:list>
          </table:table-cell>
          <table:table-cell table:style-name="Table4.A1" office:value-type="string">
            <text:list text:continue-numbering="true" text:style-name="L1">
              <text:list-item>
                <text:p text:style-name="P10"><text:s/></text:p>
              </text:list-item>
              <text:list-item>
                <text:p text:style-name="P10"><text:s/></text:p>
              </text:list-item>
              <text:list-item>
                <text:p text:style-name="P10"><text:s/></text:p>
              </text:list-item>
              <text:list-item>
                <text:p text:style-name="P10"/>
              </text:list-item>
            </text:list>
          </table:table-cell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14">No.</text:p>
          </table:table-cell>
          <table:table-cell table:style-name="Table1.A1" office:value-type="string">
            <text:p text:style-name="P14">Isu Permasalahan</text:p>
          </table:table-cell>
          <table:table-cell table:style-name="Table1.A1" office:value-type="string">
            <text:p text:style-name="P14">Aktual</text:p>
          </table:table-cell>
          <table:table-cell table:style-name="Table1.A1" office:value-type="string">
            <text:p text:style-name="P15">Kekhalayakan</text:p>
          </table:table-cell>
          <table:table-cell table:style-name="Table1.A1" office:value-type="string">
            <text:p text:style-name="P15">Problematik</text:p>
          </table:table-cell>
          <table:table-cell table:style-name="Table1.A1" office:value-type="string">
            <text:p text:style-name="P15">Kelayakan</text:p>
          </table:table-cell>
          <table:table-cell table:style-name="Table1.G1" office:value-type="string">
            <text:p text:style-name="P15">Skor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</table:table>
      <text:p text:style-name="P3"/>
      <text:p text:style-name="P5">Skor skala 1-5</text:p>
      <text:list text:style-name="L3">
        <text:list-item>
          <text:p text:style-name="P6">Sangat kurang pengaruhnya</text:p>
        </text:list-item>
        <text:list-item>
          <text:p text:style-name="P6">Kurang pengaruhnya</text:p>
        </text:list-item>
        <text:list-item>
          <text:p text:style-name="P6">Sedang pengaruhnya</text:p>
        </text:list-item>
        <text:list-item>
          <text:p text:style-name="P6">Kuat pengaruhnya</text:p>
        </text:list-item>
        <text:list-item>
          <text:p text:style-name="P6">Sangat kuat pengaruhnya</text:p>
        </text:list-item>
      </text:list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Hasil analisis tapis permasalahan:</text:p>
          </table:table-cell>
        </table:table-row>
        <table:table-row>
          <table:table-cell table:style-name="Table2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5"/>
      <text:p text:style-name="P5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1">Saran dan masukan dari Dosen:</text:p>
          </table:table-cell>
        </table:table-row>
        <table:table-row>
          <table:table-cell table:style-name="Table3.A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5"/>
      <text:p text:style-name="P5">Tunjukkan borang kepada Dosen untuk disetujui pada akhir sesi pendefinisian masalah. Borang ini diperlukan pada sesi ajar-mengajar. Simpan borang ini untuk dikumpulkan bersama laporan kelompok.</text:p>
      <text:p text:style-name="P5"/>
      <text:p text:style-name="P7"><text:tab/>Balikpapan, . . . .</text:p>
      <text:p text:style-name="P7"><text:tab/>Dosen pengampu mata kuliah,</text:p>
      <text:p text:style-name="P7"/>
      <text:p text:style-name="P7"/>
      <text:p text:style-name="P7"><text:tab/>(ttd)</text:p>
      <text:p text:style-name="P7"/>
      <text:p text:style-name="P7"/>
      <text:p text:style-name="P7"><text:tab/>Nama</text:p>
      <text:p text:style-name="P7"><text:tab/>NIP/NIP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3-09T10:40:56.249585406</meta:creation-date>
    <dc:date>2024-03-09T10:49:49.069722949</dc:date>
    <dc:creator>Mifta Nur Farid</dc:creator>
    <meta:editing-duration>PT8M51S</meta:editing-duration>
    <meta:editing-cycles>5</meta:editing-cycles>
    <meta:generator>LibreOffice/7.6.4.1$Linux_X86_64 LibreOffice_project/60$Build-1</meta:generator>
    <meta:document-statistic meta:table-count="4" meta:image-count="0" meta:object-count="0" meta:page-count="2" meta:paragraph-count="40" meta:word-count="105" meta:character-count="650" meta:non-whitespace-character-count="578"/>
  </office:meta>
</office:document-meta>
</file>